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Major page faults</text:p>
          </table:table-cell>
          <table:table-cell office:value-type="string" calcext:value-type="string">
            <text:p>Wall-clock time (ms)</text:p>
          </table:table-cell>
        </table:table-row>
        <table:table-row table:style-name="ro1">
          <table:table-cell office:value-type="string" calcext:value-type="string">
            <text:p>Read 1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d 1K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d 4K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d 8K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map p1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map p2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map p4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map p8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map p16</text:p>
          </table:table-cell>
          <table:table-cell office:value-type="string" calcext:value-type="string">
            <text:p>Affordable Health Care for America Act</text:p>
          </table:table-cell>
          <table:table-cell office:value-type="float" office:value="2807571" calcext:value-type="float">
            <text:p>280757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1276201" calcext:value-type="float">
            <text:p>12762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rep executable</text:p>
          </table:table-cell>
          <table:table-cell office:value-type="float" office:value="166328" calcext:value-type="float">
            <text:p>1663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All Star by Smash Mouth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2:Sheet1.C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0:09:50.50235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4.7.2$Linux_X86_64 LibreOffice_project/40$Build-2</meta:generator>
    <dc:date>2018-10-09T11:03:12.704504808</dc:date>
    <meta:editing-duration>PT4H1M15S</meta:editing-duration>
    <meta:editing-cycles>5</meta:editing-cycles>
    <meta:document-statistic meta:table-count="3" meta:cell-count="194" meta:object-count="0"/>
  </office:meta>
</office:document-meta>
</file>